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692" calcext:value-type="float">
            <text:p>1.7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54" calcext:value-type="float">
            <text:p>1.6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5113290001</text:p>
          </table:table-cell>
          <table:table-cell office:value-type="string" calcext:value-type="string">
            <text:p>197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